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36pt"/>
    </style:style>
    <style:style style:name="co3" style:family="table-column">
      <style:table-column-properties fo:break-before="auto" style:column-width="74.81pt"/>
    </style:style>
    <style:style style:name="co4" style:family="table-column">
      <style:table-column-properties fo:break-before="auto" style:column-width="54.34pt"/>
    </style:style>
    <style:style style:name="co5" style:family="table-column">
      <style:table-column-properties fo:break-before="auto" style:column-width="53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efd4" fo:border="0.06pt solid #000000"/>
    </style:style>
    <style:style style:name="ce2" style:family="table-cell" style:parent-style-name="Default">
      <style:table-cell-properties fo:background-color="#e0efd4" style:text-align-source="fix" style:repeat-content="false" fo:border="0.06pt solid #000000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dos" table:style-name="ta1">
        <table:shapes>
          <draw:frame draw:z-index="0" draw:style-name="gr1" draw:text-style-name="P1" svg:width="453.54pt" svg:height="254.78pt" svg:x="19.33pt" svg:y="122.51pt">
            <loext:p/>
            <draw:object draw:notify-on-update-of-ranges="Resultados.A1:Resultados.A1 Resultados.A2:Resultados.A4 Resultados.B1:Resultados.B1 Resultados.B2:Resultados.B4 Resultados.C1:Resultados.C1 Resultados.C2:Resultados.C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4pt" svg:height="254.78pt" svg:x="548.96pt" svg:y="138.98pt">
            <loext:p/>
            <draw:object draw:notify-on-update-of-ranges="Resultados.F2:Resultados.F2 Resultados.G2:Resultados.I2 Resultados.F3:Resultados.F3 Resultados.G3:Resultados.I3 Resultados.F4:Resultados.F4 Resultados.G4:Resultados.I4 Resultados.F5:Resultados.F5 Resultados.G5:Resultados.I5 Resultados.F6:Resultados.F6 Resultados.G6:Resultados.I6 Resultados.F7:Resultados.F7 Resultados.G7:Resultados.I7 Resultados.F8:Resultados.F8 Resultados.G8:Resultados.I8 Resultados.F9:Resultados.F9 Resultados.G9:Resultados.I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ce1"/>
        <table:table-column table:style-name="co1" table:number-columns-repeated="3" table:default-cell-style-name="ce1"/>
        <table:table-row table:style-name="ro1">
          <table:table-cell table:style-name="ce1"/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simd</text:p>
          </table:table-cell>
          <table:table-cell table:number-columns-repeated="2"/>
          <table:table-cell office:value-type="string" calcext:value-type="string">
            <text:p>anidado, simd</text:p>
          </table:table-cell>
          <table:table-cell table:number-columns-repeated="3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3402002" calcext:value-type="float">
            <text:p>0.3402002</text:p>
          </table:table-cell>
          <table:table-cell table:style-name="ce1" office:value-type="float" office:value="0.256053" calcext:value-type="float">
            <text:p>0.256053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3.9229228" calcext:value-type="float">
            <text:p>3.9229228</text:p>
          </table:table-cell>
          <table:table-cell table:style-name="ce1" office:value-type="float" office:value="3.286829" calcext:value-type="float">
            <text:p>3.286829</text:p>
          </table:table-cell>
          <table:table-cell table:number-columns-repeated="2"/>
          <table:table-cell table:style-name="ce2" office:value-type="string" calcext:value-type="string">
            <text:p>No anidado con SIMD</text:p>
          </table:table-cell>
          <table:table-cell office:value-type="float" office:value="0.3208564" calcext:value-type="float">
            <text:p>0.3208564</text:p>
          </table:table-cell>
          <table:table-cell office:value-type="float" office:value="3.919221" calcext:value-type="float">
            <text:p>3.919221</text:p>
          </table:table-cell>
          <table:table-cell office:value-type="float" office:value="31.4156036" calcext:value-type="float">
            <text:p>31.4156036</text:p>
          </table:table-cell>
        </table:table-row>
        <table:table-row table:style-name="ro1"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31.4383542" calcext:value-type="float">
            <text:p>31.4383542</text:p>
          </table:table-cell>
          <table:table-cell table:style-name="ce1" office:value-type="float" office:value="26.9173272" calcext:value-type="float">
            <text:p>26.9173272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3289586" calcext:value-type="float">
            <text:p>0.3289586</text:p>
          </table:table-cell>
          <table:table-cell office:value-type="float" office:value="2.6229972" calcext:value-type="float">
            <text:p>2.6229972</text:p>
          </table:table-cell>
          <table:table-cell office:value-type="float" office:value="20.5158344" calcext:value-type="float">
            <text:p>20.5158344</text:p>
          </table:table-cell>
        </table:table-row>
        <table:table-row table:style-name="ro1">
          <table:table-cell table:number-columns-repeated="5"/>
          <table:table-cell office:value-type="float" office:value="256" calcext:value-type="float">
            <text:p>256</text:p>
          </table:table-cell>
          <table:table-cell office:value-type="float" office:value="0.3096696" calcext:value-type="float">
            <text:p>0.3096696</text:p>
          </table:table-cell>
          <table:table-cell office:value-type="float" office:value="2.4581136" calcext:value-type="float">
            <text:p>2.4581136</text:p>
          </table:table-cell>
          <table:table-cell office:value-type="float" office:value="19.5237794" calcext:value-type="float">
            <text:p>19.5237794</text:p>
          </table:table-cell>
        </table:table-row>
        <table:table-row table:style-name="ro1">
          <table:table-cell table:number-columns-repeated="5"/>
          <table:table-cell office:value-type="float" office:value="512" calcext:value-type="float">
            <text:p>512</text:p>
          </table:table-cell>
          <table:table-cell office:value-type="float" office:value="0.2906554" calcext:value-type="float">
            <text:p>0.2906554</text:p>
          </table:table-cell>
          <table:table-cell office:value-type="float" office:value="2.252792" calcext:value-type="float">
            <text:p>2.252792</text:p>
          </table:table-cell>
          <table:table-cell office:value-type="float" office:value="18.1488244" calcext:value-type="float">
            <text:p>18.1488244</text:p>
          </table:table-cell>
        </table:table-row>
        <table:table-row table:style-name="ro1">
          <table:table-cell table:number-columns-repeated="5"/>
          <table:table-cell office:value-type="float" office:value="1024" calcext:value-type="float">
            <text:p>1024</text:p>
          </table:table-cell>
          <table:table-cell office:value-type="float" office:value="0.2656194" calcext:value-type="float">
            <text:p>0.2656194</text:p>
          </table:table-cell>
          <table:table-cell office:value-type="float" office:value="2.0678666" calcext:value-type="float">
            <text:p>2.0678666</text:p>
          </table:table-cell>
          <table:table-cell office:value-type="float" office:value="16.5183704" calcext:value-type="float">
            <text:p>16.5183704</text:p>
          </table:table-cell>
        </table:table-row>
        <table:table-row table:style-name="ro1">
          <table:table-cell table:number-columns-repeated="5"/>
          <table:table-cell office:value-type="float" office:value="2048" calcext:value-type="float">
            <text:p>2048</text:p>
          </table:table-cell>
          <table:table-cell office:value-type="float" office:value="0.2598384" calcext:value-type="float">
            <text:p>0.2598384</text:p>
          </table:table-cell>
          <table:table-cell office:value-type="float" office:value="3.2938176" calcext:value-type="float">
            <text:p>3.2938176</text:p>
          </table:table-cell>
          <table:table-cell office:value-type="float" office:value="26.4990854" calcext:value-type="float">
            <text:p>26.4990854</text:p>
          </table:table-cell>
        </table:table-row>
        <table:table-row table:style-name="ro1">
          <table:table-cell table:number-columns-repeated="5"/>
          <table:table-cell office:value-type="float" office:value="4096" calcext:value-type="float">
            <text:p>4096</text:p>
          </table:table-cell>
          <table:table-cell office:value-type="float" office:value="0.2597734" calcext:value-type="float">
            <text:p>0.2597734</text:p>
          </table:table-cell>
          <table:table-cell office:value-type="float" office:value="3.3010506" calcext:value-type="float">
            <text:p>3.3010506</text:p>
          </table:table-cell>
          <table:table-cell office:value-type="float" office:value="26.9077696" calcext:value-type="float">
            <text:p>26.9077696</text:p>
          </table:table-cell>
        </table:table-row>
      </table:table>
      <table:table table:name="datos-secuencial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ormal</text:p>
          </table:table-cell>
          <table:table-cell table:number-columns-repeated="5"/>
          <table:table-cell office:value-type="string" calcext:value-type="string">
            <text:p>Promedio</text:p>
          </table:table-cell>
        </table:table-row>
        <table:table-row table:style-name="ro1">
          <table:table-cell office:value-type="string" calcext:value-type="string">
            <text:p>M:1000|B:1024</text:p>
          </table:table-cell>
          <table:table-cell office:value-type="float" office:value="0.397368" calcext:value-type="float">
            <text:p>0.397368</text:p>
          </table:table-cell>
          <table:table-cell office:value-type="float" office:value="0.34297" calcext:value-type="float">
            <text:p>0.34297</text:p>
          </table:table-cell>
          <table:table-cell office:value-type="float" office:value="0.320228" calcext:value-type="float">
            <text:p>0.320228</text:p>
          </table:table-cell>
          <table:table-cell office:value-type="float" office:value="0.320207" calcext:value-type="float">
            <text:p>0.320207</text:p>
          </table:table-cell>
          <table:table-cell office:value-type="float" office:value="0.320228" calcext:value-type="float">
            <text:p>0.320228</text:p>
          </table:table-cell>
          <table:table-cell table:formula="of:=AVERAGE([.B2:.F2])" office:value-type="float" office:value="0.3402002" calcext:value-type="float">
            <text:p>0.3402002</text:p>
          </table:table-cell>
        </table:table-row>
        <table:table-row table:style-name="ro1">
          <table:table-cell office:value-type="string" calcext:value-type="string">
            <text:p>M:1000|B:2048</text:p>
          </table:table-cell>
          <table:table-cell office:value-type="float" office:value="0.320602" calcext:value-type="float">
            <text:p>0.320602</text:p>
          </table:table-cell>
          <table:table-cell office:value-type="float" office:value="0.321156" calcext:value-type="float">
            <text:p>0.321156</text:p>
          </table:table-cell>
          <table:table-cell office:value-type="float" office:value="0.325578" calcext:value-type="float">
            <text:p>0.325578</text:p>
          </table:table-cell>
          <table:table-cell office:value-type="float" office:value="0.325336" calcext:value-type="float">
            <text:p>0.325336</text:p>
          </table:table-cell>
          <table:table-cell office:value-type="float" office:value="0.320738" calcext:value-type="float">
            <text:p>0.320738</text:p>
          </table:table-cell>
          <table:table-cell table:formula="of:=AVERAGE([.B3:.F3])" office:value-type="float" office:value="0.322682" calcext:value-type="float">
            <text:p>0.322682</text:p>
          </table:table-cell>
        </table:table-row>
        <table:table-row table:style-name="ro1">
          <table:table-cell office:value-type="string" calcext:value-type="string">
            <text:p>M:1000|B:4096</text:p>
          </table:table-cell>
          <table:table-cell office:value-type="float" office:value="0.320396" calcext:value-type="float">
            <text:p>0.320396</text:p>
          </table:table-cell>
          <table:table-cell office:value-type="float" office:value="0.320418" calcext:value-type="float">
            <text:p>0.320418</text:p>
          </table:table-cell>
          <table:table-cell office:value-type="float" office:value="0.321126" calcext:value-type="float">
            <text:p>0.321126</text:p>
          </table:table-cell>
          <table:table-cell office:value-type="float" office:value="0.321414" calcext:value-type="float">
            <text:p>0.321414</text:p>
          </table:table-cell>
          <table:table-cell office:value-type="float" office:value="0.320928" calcext:value-type="float">
            <text:p>0.320928</text:p>
          </table:table-cell>
          <table:table-cell table:formula="of:=AVERAGE([.B4:.F4])" office:value-type="float" office:value="0.3208564" calcext:value-type="float">
            <text:p>0.3208564</text:p>
          </table:table-cell>
        </table:table-row>
        <table:table-row table:style-name="ro1">
          <table:table-cell office:value-type="string" calcext:value-type="string">
            <text:p>M:2000|B:1024</text:p>
          </table:table-cell>
          <table:table-cell office:value-type="float" office:value="3.902268" calcext:value-type="float">
            <text:p>3.902268</text:p>
          </table:table-cell>
          <table:table-cell office:value-type="float" office:value="3.916756" calcext:value-type="float">
            <text:p>3.916756</text:p>
          </table:table-cell>
          <table:table-cell office:value-type="float" office:value="3.933255" calcext:value-type="float">
            <text:p>3.933255</text:p>
          </table:table-cell>
          <table:table-cell office:value-type="float" office:value="3.929662" calcext:value-type="float">
            <text:p>3.929662</text:p>
          </table:table-cell>
          <table:table-cell office:value-type="float" office:value="3.932673" calcext:value-type="float">
            <text:p>3.932673</text:p>
          </table:table-cell>
          <table:table-cell table:formula="of:=AVERAGE([.B5:.F5])" office:value-type="float" office:value="3.9229228" calcext:value-type="float">
            <text:p>3.9229228</text:p>
          </table:table-cell>
        </table:table-row>
        <table:table-row table:style-name="ro1">
          <table:table-cell office:value-type="string" calcext:value-type="string">
            <text:p>M:2000|B:2048</text:p>
          </table:table-cell>
          <table:table-cell office:value-type="float" office:value="3.918213" calcext:value-type="float">
            <text:p>3.918213</text:p>
          </table:table-cell>
          <table:table-cell office:value-type="float" office:value="3.93801" calcext:value-type="float">
            <text:p>3.93801</text:p>
          </table:table-cell>
          <table:table-cell office:value-type="float" office:value="3.942344" calcext:value-type="float">
            <text:p>3.942344</text:p>
          </table:table-cell>
          <table:table-cell office:value-type="float" office:value="3.923985" calcext:value-type="float">
            <text:p>3.923985</text:p>
          </table:table-cell>
          <table:table-cell office:value-type="float" office:value="3.922436" calcext:value-type="float">
            <text:p>3.922436</text:p>
          </table:table-cell>
          <table:table-cell table:formula="of:=AVERAGE([.B6:.F6])" office:value-type="float" office:value="3.9289976" calcext:value-type="float">
            <text:p>3.9289976</text:p>
          </table:table-cell>
        </table:table-row>
        <table:table-row table:style-name="ro1">
          <table:table-cell office:value-type="string" calcext:value-type="string">
            <text:p>M:2000|B:4096</text:p>
          </table:table-cell>
          <table:table-cell office:value-type="float" office:value="3.922962" calcext:value-type="float">
            <text:p>3.922962</text:p>
          </table:table-cell>
          <table:table-cell office:value-type="float" office:value="3.92475" calcext:value-type="float">
            <text:p>3.92475</text:p>
          </table:table-cell>
          <table:table-cell office:value-type="float" office:value="3.937648" calcext:value-type="float">
            <text:p>3.937648</text:p>
          </table:table-cell>
          <table:table-cell office:value-type="float" office:value="3.911896" calcext:value-type="float">
            <text:p>3.911896</text:p>
          </table:table-cell>
          <table:table-cell office:value-type="float" office:value="3.898849" calcext:value-type="float">
            <text:p>3.898849</text:p>
          </table:table-cell>
          <table:table-cell table:formula="of:=AVERAGE([.B7:.F7])" office:value-type="float" office:value="3.919221" calcext:value-type="float">
            <text:p>3.919221</text:p>
          </table:table-cell>
        </table:table-row>
        <table:table-row table:style-name="ro1">
          <table:table-cell office:value-type="string" calcext:value-type="string">
            <text:p>M:4000|B:1024</text:p>
          </table:table-cell>
          <table:table-cell office:value-type="float" office:value="31.429009" calcext:value-type="float">
            <text:p>31.429009</text:p>
          </table:table-cell>
          <table:table-cell office:value-type="float" office:value="31.374113" calcext:value-type="float">
            <text:p>31.374113</text:p>
          </table:table-cell>
          <table:table-cell office:value-type="float" office:value="31.432727" calcext:value-type="float">
            <text:p>31.432727</text:p>
          </table:table-cell>
          <table:table-cell office:value-type="float" office:value="31.485747" calcext:value-type="float">
            <text:p>31.485747</text:p>
          </table:table-cell>
          <table:table-cell office:value-type="float" office:value="31.470175" calcext:value-type="float">
            <text:p>31.470175</text:p>
          </table:table-cell>
          <table:table-cell table:formula="of:=AVERAGE([.B8:.F8])" office:value-type="float" office:value="31.4383542" calcext:value-type="float">
            <text:p>31.4383542</text:p>
          </table:table-cell>
        </table:table-row>
        <table:table-row table:style-name="ro1">
          <table:table-cell office:value-type="string" calcext:value-type="string">
            <text:p>M:4000|B:2048</text:p>
          </table:table-cell>
          <table:table-cell office:value-type="float" office:value="31.373018" calcext:value-type="float">
            <text:p>31.373018</text:p>
          </table:table-cell>
          <table:table-cell office:value-type="float" office:value="31.414662" calcext:value-type="float">
            <text:p>31.414662</text:p>
          </table:table-cell>
          <table:table-cell office:value-type="float" office:value="31.444743" calcext:value-type="float">
            <text:p>31.444743</text:p>
          </table:table-cell>
          <table:table-cell office:value-type="float" office:value="31.402987" calcext:value-type="float">
            <text:p>31.402987</text:p>
          </table:table-cell>
          <table:table-cell office:value-type="float" office:value="31.450559" calcext:value-type="float">
            <text:p>31.450559</text:p>
          </table:table-cell>
          <table:table-cell table:formula="of:=AVERAGE([.B9:.F9])" office:value-type="float" office:value="31.4171938" calcext:value-type="float">
            <text:p>31.4171938</text:p>
          </table:table-cell>
        </table:table-row>
        <table:table-row table:style-name="ro1">
          <table:table-cell office:value-type="string" calcext:value-type="string">
            <text:p>M:4000|B:4096</text:p>
          </table:table-cell>
          <table:table-cell office:value-type="float" office:value="31.43668" calcext:value-type="float">
            <text:p>31.43668</text:p>
          </table:table-cell>
          <table:table-cell office:value-type="float" office:value="31.395454" calcext:value-type="float">
            <text:p>31.395454</text:p>
          </table:table-cell>
          <table:table-cell office:value-type="float" office:value="31.453033" calcext:value-type="float">
            <text:p>31.453033</text:p>
          </table:table-cell>
          <table:table-cell office:value-type="float" office:value="31.405696" calcext:value-type="float">
            <text:p>31.405696</text:p>
          </table:table-cell>
          <table:table-cell office:value-type="float" office:value="31.387155" calcext:value-type="float">
            <text:p>31.387155</text:p>
          </table:table-cell>
          <table:table-cell table:formula="of:=AVERAGE([.B10:.F10])" office:value-type="float" office:value="31.4156036" calcext:value-type="float">
            <text:p>31.4156036</text:p>
          </table:table-cell>
        </table:table-row>
        <table:table-row table:style-name="ro1"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1000|B:1024</text:p>
          </table:table-cell>
          <table:table-cell office:value-type="float" office:value="0.356077" calcext:value-type="float">
            <text:p>0.356077</text:p>
          </table:table-cell>
          <table:table-cell office:value-type="float" office:value="0.328388" calcext:value-type="float">
            <text:p>0.328388</text:p>
          </table:table-cell>
          <table:table-cell office:value-type="float" office:value="0.331752" calcext:value-type="float">
            <text:p>0.331752</text:p>
          </table:table-cell>
          <table:table-cell office:value-type="float" office:value="0.329445" calcext:value-type="float">
            <text:p>0.329445</text:p>
          </table:table-cell>
          <table:table-cell office:value-type="float" office:value="0.327993" calcext:value-type="float">
            <text:p>0.327993</text:p>
          </table:table-cell>
          <table:table-cell table:formula="of:=AVERAGE([.B12:.F12])" office:value-type="float" office:value="0.334731" calcext:value-type="float">
            <text:p>0.334731</text:p>
          </table:table-cell>
        </table:table-row>
        <table:table-row table:style-name="ro1">
          <table:table-cell office:value-type="string" calcext:value-type="string">
            <text:p>M:1000|B:2048</text:p>
          </table:table-cell>
          <table:table-cell office:value-type="float" office:value="0.327634" calcext:value-type="float">
            <text:p>0.327634</text:p>
          </table:table-cell>
          <table:table-cell office:value-type="float" office:value="0.328023" calcext:value-type="float">
            <text:p>0.328023</text:p>
          </table:table-cell>
          <table:table-cell office:value-type="float" office:value="0.327903" calcext:value-type="float">
            <text:p>0.327903</text:p>
          </table:table-cell>
          <table:table-cell office:value-type="float" office:value="0.327975" calcext:value-type="float">
            <text:p>0.327975</text:p>
          </table:table-cell>
          <table:table-cell office:value-type="float" office:value="0.328152" calcext:value-type="float">
            <text:p>0.328152</text:p>
          </table:table-cell>
          <table:table-cell table:formula="of:=AVERAGE([.B13:.F13])" office:value-type="float" office:value="0.3279374" calcext:value-type="float">
            <text:p>0.3279374</text:p>
          </table:table-cell>
        </table:table-row>
        <table:table-row table:style-name="ro1">
          <table:table-cell office:value-type="string" calcext:value-type="string">
            <text:p>M:1000|B:4096</text:p>
          </table:table-cell>
          <table:table-cell office:value-type="float" office:value="0.327942" calcext:value-type="float">
            <text:p>0.327942</text:p>
          </table:table-cell>
          <table:table-cell office:value-type="float" office:value="0.32785" calcext:value-type="float">
            <text:p>0.32785</text:p>
          </table:table-cell>
          <table:table-cell office:value-type="float" office:value="0.327825" calcext:value-type="float">
            <text:p>0.327825</text:p>
          </table:table-cell>
          <table:table-cell office:value-type="float" office:value="0.32798" calcext:value-type="float">
            <text:p>0.32798</text:p>
          </table:table-cell>
          <table:table-cell office:value-type="float" office:value="0.327985" calcext:value-type="float">
            <text:p>0.327985</text:p>
          </table:table-cell>
          <table:table-cell table:formula="of:=AVERAGE([.B14:.F14])" office:value-type="float" office:value="0.3279164" calcext:value-type="float">
            <text:p>0.3279164</text:p>
          </table:table-cell>
        </table:table-row>
        <table:table-row table:style-name="ro1">
          <table:table-cell office:value-type="string" calcext:value-type="string">
            <text:p>M:2000|B:1024</text:p>
          </table:table-cell>
          <table:table-cell office:value-type="float" office:value="2.629742" calcext:value-type="float">
            <text:p>2.629742</text:p>
          </table:table-cell>
          <table:table-cell office:value-type="float" office:value="2.631641" calcext:value-type="float">
            <text:p>2.631641</text:p>
          </table:table-cell>
          <table:table-cell office:value-type="float" office:value="2.630935" calcext:value-type="float">
            <text:p>2.630935</text:p>
          </table:table-cell>
          <table:table-cell office:value-type="float" office:value="2.630765" calcext:value-type="float">
            <text:p>2.630765</text:p>
          </table:table-cell>
          <table:table-cell office:value-type="float" office:value="2.632711" calcext:value-type="float">
            <text:p>2.632711</text:p>
          </table:table-cell>
          <table:table-cell table:formula="of:=AVERAGE([.B15:.F15])" office:value-type="float" office:value="2.6311588" calcext:value-type="float">
            <text:p>2.6311588</text:p>
          </table:table-cell>
        </table:table-row>
        <table:table-row table:style-name="ro1">
          <table:table-cell office:value-type="string" calcext:value-type="string">
            <text:p>M:2000|B:2048</text:p>
          </table:table-cell>
          <table:table-cell office:value-type="float" office:value="3.972199" calcext:value-type="float">
            <text:p>3.972199</text:p>
          </table:table-cell>
          <table:table-cell office:value-type="float" office:value="3.965419" calcext:value-type="float">
            <text:p>3.965419</text:p>
          </table:table-cell>
          <table:table-cell office:value-type="float" office:value="3.952765" calcext:value-type="float">
            <text:p>3.952765</text:p>
          </table:table-cell>
          <table:table-cell office:value-type="float" office:value="3.953472" calcext:value-type="float">
            <text:p>3.953472</text:p>
          </table:table-cell>
          <table:table-cell office:value-type="float" office:value="3.953479" calcext:value-type="float">
            <text:p>3.953479</text:p>
          </table:table-cell>
          <table:table-cell table:formula="of:=AVERAGE([.B16:.F16])" office:value-type="float" office:value="3.9594668" calcext:value-type="float">
            <text:p>3.9594668</text:p>
          </table:table-cell>
        </table:table-row>
        <table:table-row table:style-name="ro1">
          <table:table-cell office:value-type="string" calcext:value-type="string">
            <text:p>M:2000|B:4096</text:p>
          </table:table-cell>
          <table:table-cell office:value-type="float" office:value="3.953783" calcext:value-type="float">
            <text:p>3.953783</text:p>
          </table:table-cell>
          <table:table-cell office:value-type="float" office:value="3.940099" calcext:value-type="float">
            <text:p>3.940099</text:p>
          </table:table-cell>
          <table:table-cell office:value-type="float" office:value="3.945243" calcext:value-type="float">
            <text:p>3.945243</text:p>
          </table:table-cell>
          <table:table-cell office:value-type="float" office:value="3.945933" calcext:value-type="float">
            <text:p>3.945933</text:p>
          </table:table-cell>
          <table:table-cell office:value-type="float" office:value="3.948285" calcext:value-type="float">
            <text:p>3.948285</text:p>
          </table:table-cell>
          <table:table-cell table:formula="of:=AVERAGE([.B17:.F17])" office:value-type="float" office:value="3.9466686" calcext:value-type="float">
            <text:p>3.9466686</text:p>
          </table:table-cell>
        </table:table-row>
        <table:table-row table:style-name="ro1">
          <table:table-cell office:value-type="string" calcext:value-type="string">
            <text:p>M:4000|B:1024</text:p>
          </table:table-cell>
          <table:table-cell office:value-type="float" office:value="20.89103" calcext:value-type="float">
            <text:p>20.89103</text:p>
          </table:table-cell>
          <table:table-cell office:value-type="float" office:value="20.808521" calcext:value-type="float">
            <text:p>20.808521</text:p>
          </table:table-cell>
          <table:table-cell office:value-type="float" office:value="20.838603" calcext:value-type="float">
            <text:p>20.838603</text:p>
          </table:table-cell>
          <table:table-cell office:value-type="float" office:value="20.780981" calcext:value-type="float">
            <text:p>20.780981</text:p>
          </table:table-cell>
          <table:table-cell office:value-type="float" office:value="20.824591" calcext:value-type="float">
            <text:p>20.824591</text:p>
          </table:table-cell>
          <table:table-cell table:formula="of:=AVERAGE([.B18:.F18])" office:value-type="float" office:value="20.8287452" calcext:value-type="float">
            <text:p>20.8287452</text:p>
          </table:table-cell>
        </table:table-row>
        <table:table-row table:style-name="ro1">
          <table:table-cell office:value-type="string" calcext:value-type="string">
            <text:p>M:4000|B:2048</text:p>
          </table:table-cell>
          <table:table-cell office:value-type="float" office:value="31.797855" calcext:value-type="float">
            <text:p>31.797855</text:p>
          </table:table-cell>
          <table:table-cell office:value-type="float" office:value="31.806887" calcext:value-type="float">
            <text:p>31.806887</text:p>
          </table:table-cell>
          <table:table-cell office:value-type="float" office:value="31.783705" calcext:value-type="float">
            <text:p>31.783705</text:p>
          </table:table-cell>
          <table:table-cell office:value-type="float" office:value="31.693108" calcext:value-type="float">
            <text:p>31.693108</text:p>
          </table:table-cell>
          <table:table-cell office:value-type="float" office:value="31.706034" calcext:value-type="float">
            <text:p>31.706034</text:p>
          </table:table-cell>
          <table:table-cell table:formula="of:=AVERAGE([.B19:.F19])" office:value-type="float" office:value="31.7575178" calcext:value-type="float">
            <text:p>31.7575178</text:p>
          </table:table-cell>
        </table:table-row>
        <table:table-row table:style-name="ro1">
          <table:table-cell office:value-type="string" calcext:value-type="string">
            <text:p>M:4000|B:4096</text:p>
          </table:table-cell>
          <table:table-cell office:value-type="float" office:value="31.467421" calcext:value-type="float">
            <text:p>31.467421</text:p>
          </table:table-cell>
          <table:table-cell office:value-type="float" office:value="31.556155" calcext:value-type="float">
            <text:p>31.556155</text:p>
          </table:table-cell>
          <table:table-cell office:value-type="float" office:value="31.496818" calcext:value-type="float">
            <text:p>31.496818</text:p>
          </table:table-cell>
          <table:table-cell office:value-type="float" office:value="31.496513" calcext:value-type="float">
            <text:p>31.496513</text:p>
          </table:table-cell>
          <table:table-cell office:value-type="float" office:value="31.481071" calcext:value-type="float">
            <text:p>31.481071</text:p>
          </table:table-cell>
          <table:table-cell table:formula="of:=AVERAGE([.B20:.F20])" office:value-type="float" office:value="31.4995956" calcext:value-type="float">
            <text:p>31.4995956</text:p>
          </table:table-cell>
        </table:table-row>
        <table:table-row table:style-name="ro1">
          <table:table-cell office:value-type="string" calcext:value-type="string">
            <text:p>sim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1000|B:1024</text:p>
          </table:table-cell>
          <table:table-cell office:value-type="float" office:value="0.261611" calcext:value-type="float">
            <text:p>0.261611</text:p>
          </table:table-cell>
          <table:table-cell office:value-type="float" office:value="0.254628" calcext:value-type="float">
            <text:p>0.254628</text:p>
          </table:table-cell>
          <table:table-cell office:value-type="float" office:value="0.254775" calcext:value-type="float">
            <text:p>0.254775</text:p>
          </table:table-cell>
          <table:table-cell office:value-type="float" office:value="0.254386" calcext:value-type="float">
            <text:p>0.254386</text:p>
          </table:table-cell>
          <table:table-cell office:value-type="float" office:value="0.254865" calcext:value-type="float">
            <text:p>0.254865</text:p>
          </table:table-cell>
          <table:table-cell table:formula="of:=AVERAGE([.B22:.F22])" office:value-type="float" office:value="0.256053" calcext:value-type="float">
            <text:p>0.256053</text:p>
          </table:table-cell>
        </table:table-row>
        <table:table-row table:style-name="ro1">
          <table:table-cell office:value-type="string" calcext:value-type="string">
            <text:p>M:1000|B:2048</text:p>
          </table:table-cell>
          <table:table-cell office:value-type="float" office:value="0.254525" calcext:value-type="float">
            <text:p>0.254525</text:p>
          </table:table-cell>
          <table:table-cell office:value-type="float" office:value="0.254316" calcext:value-type="float">
            <text:p>0.254316</text:p>
          </table:table-cell>
          <table:table-cell office:value-type="float" office:value="0.254515" calcext:value-type="float">
            <text:p>0.254515</text:p>
          </table:table-cell>
          <table:table-cell office:value-type="float" office:value="0.254654" calcext:value-type="float">
            <text:p>0.254654</text:p>
          </table:table-cell>
          <table:table-cell office:value-type="float" office:value="0.255035" calcext:value-type="float">
            <text:p>0.255035</text:p>
          </table:table-cell>
          <table:table-cell table:formula="of:=AVERAGE([.B23:.F23])" office:value-type="float" office:value="0.254609" calcext:value-type="float">
            <text:p>0.254609</text:p>
          </table:table-cell>
        </table:table-row>
        <table:table-row table:style-name="ro1">
          <table:table-cell office:value-type="string" calcext:value-type="string">
            <text:p>M:1000|B:4096</text:p>
          </table:table-cell>
          <table:table-cell office:value-type="float" office:value="0.26412" calcext:value-type="float">
            <text:p>0.26412</text:p>
          </table:table-cell>
          <table:table-cell office:value-type="float" office:value="0.255742" calcext:value-type="float">
            <text:p>0.255742</text:p>
          </table:table-cell>
          <table:table-cell office:value-type="float" office:value="0.254755" calcext:value-type="float">
            <text:p>0.254755</text:p>
          </table:table-cell>
          <table:table-cell office:value-type="float" office:value="0.254303" calcext:value-type="float">
            <text:p>0.254303</text:p>
          </table:table-cell>
          <table:table-cell office:value-type="float" office:value="0.254799" calcext:value-type="float">
            <text:p>0.254799</text:p>
          </table:table-cell>
          <table:table-cell table:formula="of:=AVERAGE([.B24:.F24])" office:value-type="float" office:value="0.2567438" calcext:value-type="float">
            <text:p>0.2567438</text:p>
          </table:table-cell>
        </table:table-row>
        <table:table-row table:style-name="ro1">
          <table:table-cell office:value-type="string" calcext:value-type="string">
            <text:p>M:2000|B:1024</text:p>
          </table:table-cell>
          <table:table-cell office:value-type="float" office:value="3.286178" calcext:value-type="float">
            <text:p>3.286178</text:p>
          </table:table-cell>
          <table:table-cell office:value-type="float" office:value="3.283731" calcext:value-type="float">
            <text:p>3.283731</text:p>
          </table:table-cell>
          <table:table-cell office:value-type="float" office:value="3.291859" calcext:value-type="float">
            <text:p>3.291859</text:p>
          </table:table-cell>
          <table:table-cell office:value-type="float" office:value="3.286754" calcext:value-type="float">
            <text:p>3.286754</text:p>
          </table:table-cell>
          <table:table-cell office:value-type="float" office:value="3.285623" calcext:value-type="float">
            <text:p>3.285623</text:p>
          </table:table-cell>
          <table:table-cell table:formula="of:=AVERAGE([.B25:.F25])" office:value-type="float" office:value="3.286829" calcext:value-type="float">
            <text:p>3.286829</text:p>
          </table:table-cell>
        </table:table-row>
        <table:table-row table:style-name="ro1">
          <table:table-cell office:value-type="string" calcext:value-type="string">
            <text:p>M:2000|B:2048</text:p>
          </table:table-cell>
          <table:table-cell office:value-type="float" office:value="3.289755" calcext:value-type="float">
            <text:p>3.289755</text:p>
          </table:table-cell>
          <table:table-cell office:value-type="float" office:value="3.292461" calcext:value-type="float">
            <text:p>3.292461</text:p>
          </table:table-cell>
          <table:table-cell office:value-type="float" office:value="3.291947" calcext:value-type="float">
            <text:p>3.291947</text:p>
          </table:table-cell>
          <table:table-cell office:value-type="float" office:value="3.287675" calcext:value-type="float">
            <text:p>3.287675</text:p>
          </table:table-cell>
          <table:table-cell office:value-type="float" office:value="3.295174" calcext:value-type="float">
            <text:p>3.295174</text:p>
          </table:table-cell>
          <table:table-cell table:formula="of:=AVERAGE([.B26:.F26])" office:value-type="float" office:value="3.2914024" calcext:value-type="float">
            <text:p>3.2914024</text:p>
          </table:table-cell>
        </table:table-row>
        <table:table-row table:style-name="ro1">
          <table:table-cell office:value-type="string" calcext:value-type="string">
            <text:p>M:2000|B:4096</text:p>
          </table:table-cell>
          <table:table-cell office:value-type="float" office:value="3.291368" calcext:value-type="float">
            <text:p>3.291368</text:p>
          </table:table-cell>
          <table:table-cell office:value-type="float" office:value="3.278291" calcext:value-type="float">
            <text:p>3.278291</text:p>
          </table:table-cell>
          <table:table-cell office:value-type="float" office:value="3.292549" calcext:value-type="float">
            <text:p>3.292549</text:p>
          </table:table-cell>
          <table:table-cell office:value-type="float" office:value="3.284905" calcext:value-type="float">
            <text:p>3.284905</text:p>
          </table:table-cell>
          <table:table-cell office:value-type="float" office:value="3.285565" calcext:value-type="float">
            <text:p>3.285565</text:p>
          </table:table-cell>
          <table:table-cell table:formula="of:=AVERAGE([.B27:.F27])" office:value-type="float" office:value="3.2865356" calcext:value-type="float">
            <text:p>3.2865356</text:p>
          </table:table-cell>
        </table:table-row>
        <table:table-row table:style-name="ro1">
          <table:table-cell office:value-type="string" calcext:value-type="string">
            <text:p>M:4000|B:1024</text:p>
          </table:table-cell>
          <table:table-cell office:value-type="float" office:value="26.960678" calcext:value-type="float">
            <text:p>26.960678</text:p>
          </table:table-cell>
          <table:table-cell office:value-type="float" office:value="26.873492" calcext:value-type="float">
            <text:p>26.873492</text:p>
          </table:table-cell>
          <table:table-cell office:value-type="float" office:value="26.931609" calcext:value-type="float">
            <text:p>26.931609</text:p>
          </table:table-cell>
          <table:table-cell office:value-type="float" office:value="26.936944" calcext:value-type="float">
            <text:p>26.936944</text:p>
          </table:table-cell>
          <table:table-cell office:value-type="float" office:value="26.883913" calcext:value-type="float">
            <text:p>26.883913</text:p>
          </table:table-cell>
          <table:table-cell table:formula="of:=AVERAGE([.B28:.F28])" office:value-type="float" office:value="26.9173272" calcext:value-type="float">
            <text:p>26.9173272</text:p>
          </table:table-cell>
        </table:table-row>
        <table:table-row table:style-name="ro1">
          <table:table-cell office:value-type="string" calcext:value-type="string">
            <text:p>M:4000|B:2048</text:p>
          </table:table-cell>
          <table:table-cell office:value-type="float" office:value="26.901474" calcext:value-type="float">
            <text:p>26.901474</text:p>
          </table:table-cell>
          <table:table-cell office:value-type="float" office:value="26.916556" calcext:value-type="float">
            <text:p>26.916556</text:p>
          </table:table-cell>
          <table:table-cell office:value-type="float" office:value="26.841451" calcext:value-type="float">
            <text:p>26.841451</text:p>
          </table:table-cell>
          <table:table-cell office:value-type="float" office:value="26.900861" calcext:value-type="float">
            <text:p>26.900861</text:p>
          </table:table-cell>
          <table:table-cell office:value-type="float" office:value="26.930462" calcext:value-type="float">
            <text:p>26.930462</text:p>
          </table:table-cell>
          <table:table-cell table:formula="of:=AVERAGE([.B29:.F29])" office:value-type="float" office:value="26.8981608" calcext:value-type="float">
            <text:p>26.8981608</text:p>
          </table:table-cell>
        </table:table-row>
        <table:table-row table:style-name="ro1">
          <table:table-cell office:value-type="string" calcext:value-type="string">
            <text:p>M:4000|B:4096</text:p>
          </table:table-cell>
          <table:table-cell office:value-type="float" office:value="26.892579" calcext:value-type="float">
            <text:p>26.892579</text:p>
          </table:table-cell>
          <table:table-cell office:value-type="float" office:value="26.87922" calcext:value-type="float">
            <text:p>26.87922</text:p>
          </table:table-cell>
          <table:table-cell office:value-type="float" office:value="26.910914" calcext:value-type="float">
            <text:p>26.910914</text:p>
          </table:table-cell>
          <table:table-cell office:value-type="float" office:value="26.860939" calcext:value-type="float">
            <text:p>26.860939</text:p>
          </table:table-cell>
          <table:table-cell office:value-type="float" office:value="26.887349" calcext:value-type="float">
            <text:p>26.887349</text:p>
          </table:table-cell>
          <table:table-cell table:formula="of:=AVERAGE([.B30:.F30])" office:value-type="float" office:value="26.8862002" calcext:value-type="float">
            <text:p>26.8862002</text:p>
          </table:table-cell>
        </table:table-row>
        <table:table-row table:style-name="ro1">
          <table:table-cell office:value-type="string" calcext:value-type="string">
            <text:p>anisim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:1000|B:1024</text:p>
          </table:table-cell>
          <table:table-cell office:value-type="float" office:value="0.287806" calcext:value-type="float">
            <text:p>0.287806</text:p>
          </table:table-cell>
          <table:table-cell office:value-type="float" office:value="0.260428" calcext:value-type="float">
            <text:p>0.260428</text:p>
          </table:table-cell>
          <table:table-cell office:value-type="float" office:value="0.26012" calcext:value-type="float">
            <text:p>0.26012</text:p>
          </table:table-cell>
          <table:table-cell office:value-type="float" office:value="0.260025" calcext:value-type="float">
            <text:p>0.260025</text:p>
          </table:table-cell>
          <table:table-cell office:value-type="float" office:value="0.259718" calcext:value-type="float">
            <text:p>0.259718</text:p>
          </table:table-cell>
          <table:table-cell table:formula="of:=AVERAGE([.B32:.F32])" office:value-type="float" office:value="0.2656194" calcext:value-type="float">
            <text:p>0.2656194</text:p>
          </table:table-cell>
        </table:table-row>
        <table:table-row table:style-name="ro1">
          <table:table-cell office:value-type="string" calcext:value-type="string">
            <text:p>M:1000|B:2048</text:p>
          </table:table-cell>
          <table:table-cell office:value-type="float" office:value="0.259794" calcext:value-type="float">
            <text:p>0.259794</text:p>
          </table:table-cell>
          <table:table-cell office:value-type="float" office:value="0.259729" calcext:value-type="float">
            <text:p>0.259729</text:p>
          </table:table-cell>
          <table:table-cell office:value-type="float" office:value="0.259782" calcext:value-type="float">
            <text:p>0.259782</text:p>
          </table:table-cell>
          <table:table-cell office:value-type="float" office:value="0.2599" calcext:value-type="float">
            <text:p>0.2599</text:p>
          </table:table-cell>
          <table:table-cell office:value-type="float" office:value="0.259987" calcext:value-type="float">
            <text:p>0.259987</text:p>
          </table:table-cell>
          <table:table-cell table:formula="of:=AVERAGE([.B33:.F33])" office:value-type="float" office:value="0.2598384" calcext:value-type="float">
            <text:p>0.2598384</text:p>
          </table:table-cell>
        </table:table-row>
        <table:table-row table:style-name="ro1">
          <table:table-cell office:value-type="string" calcext:value-type="string">
            <text:p>M:1000|B:4096</text:p>
          </table:table-cell>
          <table:table-cell office:value-type="float" office:value="0.259722" calcext:value-type="float">
            <text:p>0.259722</text:p>
          </table:table-cell>
          <table:table-cell office:value-type="float" office:value="0.259736" calcext:value-type="float">
            <text:p>0.259736</text:p>
          </table:table-cell>
          <table:table-cell office:value-type="float" office:value="0.259953" calcext:value-type="float">
            <text:p>0.259953</text:p>
          </table:table-cell>
          <table:table-cell office:value-type="float" office:value="0.259802" calcext:value-type="float">
            <text:p>0.259802</text:p>
          </table:table-cell>
          <table:table-cell office:value-type="float" office:value="0.259654" calcext:value-type="float">
            <text:p>0.259654</text:p>
          </table:table-cell>
          <table:table-cell table:formula="of:=AVERAGE([.B34:.F34])" office:value-type="float" office:value="0.2597734" calcext:value-type="float">
            <text:p>0.2597734</text:p>
          </table:table-cell>
        </table:table-row>
        <table:table-row table:style-name="ro1">
          <table:table-cell office:value-type="string" calcext:value-type="string">
            <text:p>M:2000|B:1024</text:p>
          </table:table-cell>
          <table:table-cell office:value-type="float" office:value="2.076693" calcext:value-type="float">
            <text:p>2.076693</text:p>
          </table:table-cell>
          <table:table-cell office:value-type="float" office:value="2.054773" calcext:value-type="float">
            <text:p>2.054773</text:p>
          </table:table-cell>
          <table:table-cell office:value-type="float" office:value="2.069269" calcext:value-type="float">
            <text:p>2.069269</text:p>
          </table:table-cell>
          <table:table-cell office:value-type="float" office:value="2.069383" calcext:value-type="float">
            <text:p>2.069383</text:p>
          </table:table-cell>
          <table:table-cell office:value-type="float" office:value="2.069215" calcext:value-type="float">
            <text:p>2.069215</text:p>
          </table:table-cell>
          <table:table-cell table:formula="of:=AVERAGE([.B35:.F35])" office:value-type="float" office:value="2.0678666" calcext:value-type="float">
            <text:p>2.0678666</text:p>
          </table:table-cell>
        </table:table-row>
        <table:table-row table:style-name="ro1">
          <table:table-cell office:value-type="string" calcext:value-type="string">
            <text:p>M:2000|B:2048</text:p>
          </table:table-cell>
          <table:table-cell office:value-type="float" office:value="3.290726" calcext:value-type="float">
            <text:p>3.290726</text:p>
          </table:table-cell>
          <table:table-cell office:value-type="float" office:value="3.298605" calcext:value-type="float">
            <text:p>3.298605</text:p>
          </table:table-cell>
          <table:table-cell office:value-type="float" office:value="3.293726" calcext:value-type="float">
            <text:p>3.293726</text:p>
          </table:table-cell>
          <table:table-cell office:value-type="float" office:value="3.29759" calcext:value-type="float">
            <text:p>3.29759</text:p>
          </table:table-cell>
          <table:table-cell office:value-type="float" office:value="3.288441" calcext:value-type="float">
            <text:p>3.288441</text:p>
          </table:table-cell>
          <table:table-cell table:formula="of:=AVERAGE([.B36:.F36])" office:value-type="float" office:value="3.2938176" calcext:value-type="float">
            <text:p>3.2938176</text:p>
          </table:table-cell>
        </table:table-row>
        <table:table-row table:style-name="ro1">
          <table:table-cell office:value-type="string" calcext:value-type="string">
            <text:p>M:2000|B:4096</text:p>
          </table:table-cell>
          <table:table-cell office:value-type="float" office:value="3.301908" calcext:value-type="float">
            <text:p>3.301908</text:p>
          </table:table-cell>
          <table:table-cell office:value-type="float" office:value="3.291725" calcext:value-type="float">
            <text:p>3.291725</text:p>
          </table:table-cell>
          <table:table-cell office:value-type="float" office:value="3.303762" calcext:value-type="float">
            <text:p>3.303762</text:p>
          </table:table-cell>
          <table:table-cell office:value-type="float" office:value="3.303278" calcext:value-type="float">
            <text:p>3.303278</text:p>
          </table:table-cell>
          <table:table-cell office:value-type="float" office:value="3.30458" calcext:value-type="float">
            <text:p>3.30458</text:p>
          </table:table-cell>
          <table:table-cell table:formula="of:=AVERAGE([.B37:.F37])" office:value-type="float" office:value="3.3010506" calcext:value-type="float">
            <text:p>3.3010506</text:p>
          </table:table-cell>
        </table:table-row>
        <table:table-row table:style-name="ro1">
          <table:table-cell office:value-type="string" calcext:value-type="string">
            <text:p>M:4000|B:1024</text:p>
          </table:table-cell>
          <table:table-cell office:value-type="float" office:value="16.549132" calcext:value-type="float">
            <text:p>16.549132</text:p>
          </table:table-cell>
          <table:table-cell office:value-type="float" office:value="16.485371" calcext:value-type="float">
            <text:p>16.485371</text:p>
          </table:table-cell>
          <table:table-cell office:value-type="float" office:value="16.518726" calcext:value-type="float">
            <text:p>16.518726</text:p>
          </table:table-cell>
          <table:table-cell office:value-type="float" office:value="16.546548" calcext:value-type="float">
            <text:p>16.546548</text:p>
          </table:table-cell>
          <table:table-cell office:value-type="float" office:value="16.492075" calcext:value-type="float">
            <text:p>16.492075</text:p>
          </table:table-cell>
          <table:table-cell table:formula="of:=AVERAGE([.B38:.F38])" office:value-type="float" office:value="16.5183704" calcext:value-type="float">
            <text:p>16.5183704</text:p>
          </table:table-cell>
        </table:table-row>
        <table:table-row table:style-name="ro1">
          <table:table-cell office:value-type="string" calcext:value-type="string">
            <text:p>M:4000|B:2048</text:p>
          </table:table-cell>
          <table:table-cell office:value-type="float" office:value="26.556581" calcext:value-type="float">
            <text:p>26.556581</text:p>
          </table:table-cell>
          <table:table-cell office:value-type="float" office:value="26.509203" calcext:value-type="float">
            <text:p>26.509203</text:p>
          </table:table-cell>
          <table:table-cell office:value-type="float" office:value="26.45448" calcext:value-type="float">
            <text:p>26.45448</text:p>
          </table:table-cell>
          <table:table-cell office:value-type="float" office:value="26.532855" calcext:value-type="float">
            <text:p>26.532855</text:p>
          </table:table-cell>
          <table:table-cell office:value-type="float" office:value="26.442308" calcext:value-type="float">
            <text:p>26.442308</text:p>
          </table:table-cell>
          <table:table-cell table:formula="of:=AVERAGE([.B39:.F39])" office:value-type="float" office:value="26.4990854" calcext:value-type="float">
            <text:p>26.4990854</text:p>
          </table:table-cell>
        </table:table-row>
        <table:table-row table:style-name="ro1">
          <table:table-cell office:value-type="string" calcext:value-type="string">
            <text:p>M:4000|B:4096</text:p>
          </table:table-cell>
          <table:table-cell office:value-type="float" office:value="26.916973" calcext:value-type="float">
            <text:p>26.916973</text:p>
          </table:table-cell>
          <table:table-cell office:value-type="float" office:value="26.936309" calcext:value-type="float">
            <text:p>26.936309</text:p>
          </table:table-cell>
          <table:table-cell office:value-type="float" office:value="26.864532" calcext:value-type="float">
            <text:p>26.864532</text:p>
          </table:table-cell>
          <table:table-cell office:value-type="float" office:value="26.907591" calcext:value-type="float">
            <text:p>26.907591</text:p>
          </table:table-cell>
          <table:table-cell office:value-type="float" office:value="26.913443" calcext:value-type="float">
            <text:p>26.913443</text:p>
          </table:table-cell>
          <table:table-cell table:formula="of:=AVERAGE([.B40:.F40])" office:value-type="float" office:value="26.9077696" calcext:value-type="float">
            <text:p>26.90776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1T20:26:39.476000000</dc:date>
    <meta:editing-duration>PT15M57S</meta:editing-duration>
    <meta:editing-cycles>4</meta:editing-cycles>
    <meta:generator>LibreOffice/5.4.2.2$Windows_x86 LibreOffice_project/22b09f6418e8c2d508a9eaf86b2399209b0990f4</meta:generator>
    <meta:document-statistic meta:table-count="2" meta:cell-count="3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8.989cm" xlink:href=".." xlink:type="simple" chart:class="chart:bar" chart:style-name="ch1">
        <chart:title svg:x="6.234cm" svg:y="0.315cm" chart:style-name="ch2">
          <text:p>Normal vs SIMD</text:p>
        </chart:title>
        <chart:legend chart:legend-position="end" svg:x="14.166cm" svg:y="3.94cm" style:legend-expansion="high" chart:style-name="ch3"/>
        <chart:plot-area chart:style-name="ch4" table:cell-range-address="Resultados.A1:Resultados.C4" chart:data-source-has-labels="both" svg:x="0.32cm" svg:y="1.299cm" svg:width="13.526cm" svg:height="7.511cm">
          <chartooo:coordinate-region svg:x="0.952cm" svg:y="1.501cm" svg:width="12.894cm" svg:height="6.656cm"/>
          <chart:axis chart:dimension="x" chart:name="primary-x" chart:style-name="ch5" chartooo:axis-type="auto">
            <chartooo:date-scale/>
            <chart:categories table:cell-range-address="Resultados.A2:Resultados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ados.B2:Resultados.B4" chart:label-cell-address="Resultados.B1:Resultados.B1" chart:class="chart:bar">
            <chart:data-point chart:repeated="3"/>
          </chart:series>
          <chart:series chart:style-name="ch9" chart:values-cell-range-address="Resultados.C2:Resultados.C4" chart:label-cell-address="Resultados.C1:Resultados.C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Resultados.B1:Resultados.B1</svg:desc>
                </draw:g>
              </table:table-cell>
              <table:table-cell office:value-type="string">
                <text:p>simd</text:p>
                <draw:g>
                  <svg:desc>Resultados.C1:Resultados.C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Resultados.A2:Resultados.A4</svg:desc>
                </draw:g>
              </table:table-cell>
              <table:table-cell office:value-type="float" office:value="0.3402002">
                <text:p>0.3402002</text:p>
                <draw:g>
                  <svg:desc>Resultados.B2:Resultados.B4</svg:desc>
                </draw:g>
              </table:table-cell>
              <table:table-cell office:value-type="float" office:value="0.256053">
                <text:p>0.256053</text:p>
                <draw:g>
                  <svg:desc>Resultados.C2:Resultados.C4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.9229228">
                <text:p>3.9229228</text:p>
              </table:table-cell>
              <table:table-cell office:value-type="float" office:value="3.286829">
                <text:p>3.28682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1.4383542">
                <text:p>31.4383542</text:p>
              </table:table-cell>
              <table:table-cell office:value-type="float" office:value="26.9173272">
                <text:p>26.91732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1cm" svg:height="8.989cm" xlink:href=".." xlink:type="simple" chart:class="chart:bar" chart:style-name="ch1">
        <chart:title svg:x="5.779cm" svg:y="0.315cm" chart:style-name="ch2">
          <text:p>Tamaños de bloques</text:p>
        </chart:title>
        <chart:subtitle svg:x="6.342cm" svg:y="1.299cm" chart:style-name="ch3">
          <text:p>Anidado con SIMD</text:p>
        </chart:subtitle>
        <chart:legend chart:legend-position="end" svg:x="11.796cm" svg:y="2.68cm" style:legend-expansion="high" chart:style-name="ch4"/>
        <chart:plot-area chart:style-name="ch5" table:cell-range-address="Resultados.F2:Resultados.I9" chart:data-source-has-labels="both" svg:x="0.32cm" svg:y="2.135cm" svg:width="11.156cm" svg:height="6.675cm">
          <chartooo:coordinate-region svg:x="0.952cm" svg:y="2.337cm" svg:width="10.524cm" svg:height="5.82cm"/>
          <chart:axis chart:dimension="x" chart:name="primary-x" chart:style-name="ch6" chartooo:axis-type="auto">
            <chartooo:date-scale/>
            <chart:categories table:cell-range-address="Resultados.G2:Resultados.I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Resultados.G3:Resultados.I3" chart:label-cell-address="Resultados.F3:Resultados.F3" chart:class="chart:bar">
            <chart:data-point chart:repeated="3"/>
          </chart:series>
          <chart:series chart:style-name="ch10" chart:values-cell-range-address="Resultados.G4:Resultados.I4" chart:label-cell-address="Resultados.F4:Resultados.F4" chart:class="chart:bar">
            <chart:data-point chart:repeated="3"/>
          </chart:series>
          <chart:series chart:style-name="ch11" chart:values-cell-range-address="Resultados.G5:Resultados.I5" chart:label-cell-address="Resultados.F5:Resultados.F5" chart:class="chart:bar">
            <chart:data-point chart:repeated="3"/>
          </chart:series>
          <chart:series chart:style-name="ch12" chart:values-cell-range-address="Resultados.G6:Resultados.I6" chart:label-cell-address="Resultados.F6:Resultados.F6" chart:class="chart:bar">
            <chart:data-point chart:repeated="3"/>
          </chart:series>
          <chart:series chart:style-name="ch13" chart:values-cell-range-address="Resultados.G7:Resultados.I7" chart:label-cell-address="Resultados.F7:Resultados.F7" chart:class="chart:bar">
            <chart:data-point chart:repeated="3"/>
          </chart:series>
          <chart:series chart:style-name="ch14" chart:values-cell-range-address="Resultados.G8:Resultados.I8" chart:label-cell-address="Resultados.F8:Resultados.F8" chart:class="chart:bar">
            <chart:data-point chart:repeated="3"/>
          </chart:series>
          <chart:series chart:style-name="ch15" chart:values-cell-range-address="Resultados.G9:Resultados.I9" chart:label-cell-address="Resultados.F9:Resultados.F9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Resultados.G2:Resultados.I2</svg:desc>
                </draw:g>
              </table:table-cell>
              <table:table-cell office:value-type="float" office:value="2000">
                <text:p>2000</text:p>
              </table:table-cell>
              <table:table-cell office:value-type="float" office:value="4000">
                <text:p>4000</text:p>
              </table:table-cell>
            </table:table-row>
          </table:table-header-rows>
          <table:table-rows>
            <table:table-row>
              <table:table-cell office:value-type="string">
                <text:p>No anidado con SIMD</text:p>
                <draw:g>
                  <svg:desc>Resultados.F3:Resultados.F3</svg:desc>
                </draw:g>
              </table:table-cell>
              <table:table-cell office:value-type="float" office:value="0.3208564">
                <text:p>0.3208564</text:p>
                <draw:g>
                  <svg:desc>Resultados.G3:Resultados.I3</svg:desc>
                </draw:g>
              </table:table-cell>
              <table:table-cell office:value-type="float" office:value="3.919221">
                <text:p>3.919221</text:p>
              </table:table-cell>
              <table:table-cell office:value-type="float" office:value="31.4156036">
                <text:p>31.4156036</text:p>
              </table:table-cell>
            </table:table-row>
            <table:table-row>
              <table:table-cell office:value-type="string">
                <text:p>128</text:p>
                <draw:g>
                  <svg:desc>Resultados.F4:Resultados.F4</svg:desc>
                </draw:g>
              </table:table-cell>
              <table:table-cell office:value-type="float" office:value="0.3289586">
                <text:p>0.3289586</text:p>
                <draw:g>
                  <svg:desc>Resultados.G4:Resultados.I4</svg:desc>
                </draw:g>
              </table:table-cell>
              <table:table-cell office:value-type="float" office:value="2.6229972">
                <text:p>2.6229972</text:p>
              </table:table-cell>
              <table:table-cell office:value-type="float" office:value="20.5158344">
                <text:p>20.5158344</text:p>
              </table:table-cell>
            </table:table-row>
            <table:table-row>
              <table:table-cell office:value-type="string">
                <text:p>256</text:p>
                <draw:g>
                  <svg:desc>Resultados.F5:Resultados.F5</svg:desc>
                </draw:g>
              </table:table-cell>
              <table:table-cell office:value-type="float" office:value="0.3096696">
                <text:p>0.3096696</text:p>
                <draw:g>
                  <svg:desc>Resultados.G5:Resultados.I5</svg:desc>
                </draw:g>
              </table:table-cell>
              <table:table-cell office:value-type="float" office:value="2.4581136">
                <text:p>2.4581136</text:p>
              </table:table-cell>
              <table:table-cell office:value-type="float" office:value="19.5237794">
                <text:p>19.5237794</text:p>
              </table:table-cell>
            </table:table-row>
            <table:table-row>
              <table:table-cell office:value-type="string">
                <text:p>512</text:p>
                <draw:g>
                  <svg:desc>Resultados.F6:Resultados.F6</svg:desc>
                </draw:g>
              </table:table-cell>
              <table:table-cell office:value-type="float" office:value="0.2906554">
                <text:p>0.2906554</text:p>
                <draw:g>
                  <svg:desc>Resultados.G6:Resultados.I6</svg:desc>
                </draw:g>
              </table:table-cell>
              <table:table-cell office:value-type="float" office:value="2.252792">
                <text:p>2.252792</text:p>
              </table:table-cell>
              <table:table-cell office:value-type="float" office:value="18.1488244">
                <text:p>18.1488244</text:p>
              </table:table-cell>
            </table:table-row>
            <table:table-row>
              <table:table-cell office:value-type="string">
                <text:p>1024</text:p>
                <draw:g>
                  <svg:desc>Resultados.F7:Resultados.F7</svg:desc>
                </draw:g>
              </table:table-cell>
              <table:table-cell office:value-type="float" office:value="0.2656194">
                <text:p>0.2656194</text:p>
                <draw:g>
                  <svg:desc>Resultados.G7:Resultados.I7</svg:desc>
                </draw:g>
              </table:table-cell>
              <table:table-cell office:value-type="float" office:value="2.0678666">
                <text:p>2.0678666</text:p>
              </table:table-cell>
              <table:table-cell office:value-type="float" office:value="16.5183704">
                <text:p>16.5183704</text:p>
              </table:table-cell>
            </table:table-row>
            <table:table-row>
              <table:table-cell office:value-type="string">
                <text:p>2048</text:p>
                <draw:g>
                  <svg:desc>Resultados.F8:Resultados.F8</svg:desc>
                </draw:g>
              </table:table-cell>
              <table:table-cell office:value-type="float" office:value="0.2598384">
                <text:p>0.2598384</text:p>
                <draw:g>
                  <svg:desc>Resultados.G8:Resultados.I8</svg:desc>
                </draw:g>
              </table:table-cell>
              <table:table-cell office:value-type="float" office:value="3.2938176">
                <text:p>3.2938176</text:p>
              </table:table-cell>
              <table:table-cell office:value-type="float" office:value="26.4990854">
                <text:p>26.4990854</text:p>
              </table:table-cell>
            </table:table-row>
            <table:table-row>
              <table:table-cell office:value-type="string">
                <text:p>4096</text:p>
                <draw:g>
                  <svg:desc>Resultados.F9:Resultados.F9</svg:desc>
                </draw:g>
              </table:table-cell>
              <table:table-cell office:value-type="float" office:value="0.2597734">
                <text:p>0.2597734</text:p>
                <draw:g>
                  <svg:desc>Resultados.G9:Resultados.I9</svg:desc>
                </draw:g>
              </table:table-cell>
              <table:table-cell office:value-type="float" office:value="3.3010506">
                <text:p>3.3010506</text:p>
              </table:table-cell>
              <table:table-cell office:value-type="float" office:value="26.9077696">
                <text:p>26.90776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